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fall</text:p>
      <text:p text:style-name="P4"/>
      <text:p text:style-name="P4">Spelarens farkost samt vanliga fiender.</text:p>
      <text:p text:style-name="P5"/>
      <text:p text:style-name="P5">Målet med testet är att se till att spelarens farkost kan kontrolleras som tänk, samt att fienderna kommer renderas och tar skada som tänk när spelaren skjuter och träffar.</text:p>
      <text:p text:style-name="P5"/>
      <text:p text:style-name="P6">Test instruktioner.</text:p>
      <text:p text:style-name="P1"/>
      <text:list xml:id="list2996737036193839626" text:style-name="L1">
        <text:list-item>
          <text:p text:style-name="P2">Starta spelet ifrån menyn så du kommer in i själva spelet.</text:p>
        </text:list-item>
        <text:list-item>
          <text:p text:style-name="P2">Använd piltangenterna, vänster höger och se så att skeppet rör sig åt respektive håll, tryck på X för att avfyra vapnet.</text:p>
        </text:list-item>
        <text:list-item>
          <text:p text:style-name="P2">Se till att fienderna dör när de träffas, endast en per sort behöver testas.</text:p>
        </text:list-item>
        <text:list-item>
          <text:p text:style-name="P2">Se till att skotten försvinner när fiende träffas eller när skotten flyger utanför skärm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1S</meta:editing-duration>
    <meta:editing-cycles>3</meta:editing-cycles>
    <meta:generator>OpenOffice/4.0.1$Win32 OpenOffice.org_project/401m5$Build-9714</meta:generator>
    <dc:date>2014-04-27T21:34:19.87</dc:date>
    <meta:document-statistic meta:table-count="0" meta:image-count="0" meta:object-count="0" meta:page-count="1" meta:paragraph-count="8" meta:word-count="101" meta:character-count="591"/>
    <meta:user-defined meta:name="Info 1"/>
    <meta:user-defined meta:name="Info 2"/>
    <meta:user-defined meta:name="Info 3"/>
    <meta:user-defined meta:name="Info 4"/>
  </office:meta>
</office:document-meta>
</file>